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nderComponent.setResolver( Endpoint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nderComponent.get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nderComponent.sendMessages( int message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nderComponent.sendMessages( int messageCount , boolean sync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SenderComponent.setMessage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nderComponent.SenderCompon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nderComponent.get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